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3">
      <style:text-properties officeooo:rsid="001c9bbc" officeooo:paragraph-rsid="001c9bbc"/>
    </style:style>
    <style:style style:name="P2" style:family="paragraph" style:parent-style-name="Standard">
      <style:text-properties officeooo:paragraph-rsid="001c9bbc"/>
    </style:style>
    <style:style style:name="P3" style:family="paragraph" style:parent-style-name="Standard" style:list-style-name="L2">
      <style:text-properties officeooo:paragraph-rsid="001c9bbc"/>
    </style:style>
    <style:style style:name="P4" style:family="paragraph" style:parent-style-name="Standard" style:list-style-name="L3">
      <style:text-properties officeooo:rsid="001e9165" officeooo:paragraph-rsid="001e9165"/>
    </style:style>
    <style:style style:name="P5" style:family="paragraph" style:parent-style-name="Standard">
      <style:text-properties officeooo:rsid="001e9165" officeooo:paragraph-rsid="001e9165"/>
    </style:style>
    <style:style style:name="P6" style:family="paragraph" style:parent-style-name="Standard" style:list-style-name="L4">
      <style:text-properties officeooo:rsid="001e9165" officeooo:paragraph-rsid="001e9165"/>
    </style:style>
    <style:style style:name="T1" style:family="text">
      <style:text-properties officeooo:rsid="001c9bbc"/>
    </style:style>
    <style:style style:name="T2" style:family="text">
      <style:text-properties officeooo:rsid="00208c08"/>
    </style:style>
    <style:style style:name="T3" style:family="text">
      <style:text-properties officeooo:rsid="0021bc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Use Case Scenarios:</text:span></text:p>
      <text:p text:style-name="P2"/>
      <text:p text:style-name="P2"><text:span text:style-name="T1"><text:tab/>Focal Person</text:span></text:p>
      <text:list xml:id="list3028292267424478919" text:style-name="L3">
        <text:list-item>
          <text:p text:style-name="P1">access</text:p>
        </text:list-item>
        <text:list-item>
          <text:p text:style-name="P1">add entry</text:p>
        </text:list-item>
        <text:list-item>
          <text:p text:style-name="P4">delete entry</text:p>
        </text:list-item>
        <text:list-item>
          <text:p text:style-name="P4">modify entry</text:p>
        </text:list-item>
        <text:list-item>
          <text:p text:style-name="P4">view nutritional profile of <text:span text:style-name="T2">the </text:span><text:s/>municipality</text:p>
        </text:list-item>
        <text:list-item>
          <text:p text:style-name="P4">view nutritional profile of a certain day care center <text:span text:style-name="T2">given a municipality</text:span></text:p>
        </text:list-item>
      </text:list>
      <text:p text:style-name="P5"><text:tab/></text:p>
      <text:p text:style-name="P5"><text:tab/>Head</text:p>
      <text:list xml:id="list4908419559201371802" text:style-name="L4">
        <text:list-item>
          <text:p text:style-name="P6">access</text:p>
        </text:list-item>
        <text:list-item>
          <text:p text:style-name="P6">view nutritional profile of a municipality</text:p>
        </text:list-item>
        <text:list-item>
          <text:p text:style-name="P6">view nutritional profile of a certain province</text:p>
        </text:list-item>
        <text:list-item>
          <text:p text:style-name="P6">view lists of muncipality of a certain province</text:p>
        </text:list-item>
        <text:list-item>
          <text:p text:style-name="P6">view <text:span text:style-name="T3">statistical data</text:span> on a <text:span text:style-name="T3">given</text:span> municipality</text:p>
        </text:list-item>
        <text:list-item>
          <text:p text:style-name="P6">access the nutritional profile of the day care center</text:p>
          <text:p text:style-name="P6"/>
        </text:list-item>
      </text:list>
      <text:p text:style-name="P5"/>
      <text:p text:style-name="P2"/>
      <text:p text:style-name="P2"/>
      <text:p text:style-name="P2"/>
      <text:list xml:id="list8208541759728792207" text:style-name="L2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21:04:57.546816200</meta:creation-date>
    <dc:date>2016-10-08T21:38:16.030757365</dc:date>
    <meta:editing-duration>PT23M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17" meta:word-count="82" meta:character-count="448" meta:non-whitespace-character-count="390"/>
  </office:meta>
</office:document-meta>
</file>